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paragraph-rsid="00597de7"/>
    </style:style>
    <style:style style:name="P6" style:family="paragraph" style:parent-style-name="DocText">
      <style:text-properties officeooo:paragraph-rsid="005fc623"/>
    </style:style>
    <style:style style:name="P7" style:family="paragraph" style:parent-style-name="DocText">
      <style:text-properties officeooo:paragraph-rsid="00620c9a"/>
    </style:style>
    <style:style style:name="P8" style:family="paragraph" style:parent-style-name="DocText">
      <style:text-properties officeooo:paragraph-rsid="0063a282"/>
    </style:style>
    <style:style style:name="P9" style:family="paragraph" style:parent-style-name="DocText">
      <style:text-properties officeooo:paragraph-rsid="00653c96"/>
    </style:style>
    <style:style style:name="P10" style:family="paragraph" style:parent-style-name="DocHeading1">
      <style:text-properties officeooo:rsid="00552f1e" officeooo:paragraph-rsid="00552f1e"/>
    </style:style>
    <style:style style:name="P11" style:family="paragraph" style:parent-style-name="DocHeading1">
      <style:text-properties officeooo:rsid="0057c3fb" officeooo:paragraph-rsid="0057c3fb"/>
    </style:style>
    <style:style style:name="P12" style:family="paragraph" style:parent-style-name="DocHeading1">
      <style:text-properties officeooo:rsid="00585851" officeooo:paragraph-rsid="00585851"/>
    </style:style>
    <style:style style:name="P13" style:family="paragraph" style:parent-style-name="DocHeading1">
      <style:text-properties officeooo:paragraph-rsid="00585851"/>
    </style:style>
    <style:style style:name="P14" style:family="paragraph" style:parent-style-name="Text_20_body">
      <style:text-properties officeooo:paragraph-rsid="005d594d"/>
    </style:style>
    <style:style style:name="P15" style:family="paragraph" style:parent-style-name="Text_20_body">
      <style:text-properties officeooo:rsid="00552f1e" officeooo:paragraph-rsid="005fc623"/>
    </style:style>
    <style:style style:name="P16" style:family="paragraph" style:parent-style-name="Text_20_body">
      <style:text-properties officeooo:rsid="0057c3fb" officeooo:paragraph-rsid="005fc623"/>
    </style:style>
    <style:style style:name="P17" style:family="paragraph" style:parent-style-name="Text_20_body" style:list-style-name="L1">
      <style:text-properties officeooo:rsid="0057c3fb" officeooo:paragraph-rsid="005fc623"/>
    </style:style>
    <style:style style:name="P18" style:family="paragraph" style:parent-style-name="Text_20_body">
      <style:text-properties officeooo:paragraph-rsid="005fc623"/>
    </style:style>
    <style:style style:name="P19" style:family="paragraph" style:parent-style-name="Text_20_body">
      <style:text-properties officeooo:rsid="00585851" officeooo:paragraph-rsid="0066ef28"/>
    </style:style>
    <style:style style:name="P20" style:family="paragraph" style:parent-style-name="Text_20_body">
      <style:text-properties officeooo:rsid="00585851" officeooo:paragraph-rsid="0068155b"/>
    </style:style>
    <style:style style:name="P21" style:family="paragraph" style:parent-style-name="Text_20_body">
      <style:text-properties officeooo:rsid="00597de7" officeooo:paragraph-rsid="0066ef28"/>
    </style:style>
    <style:style style:name="P22" style:family="paragraph" style:parent-style-name="Text_20_body">
      <style:text-properties officeooo:rsid="00597de7" officeooo:paragraph-rsid="00597de7"/>
    </style:style>
    <style:style style:name="P23" style:family="paragraph" style:parent-style-name="Text_20_body">
      <style:text-properties officeooo:rsid="00597de7" officeooo:paragraph-rsid="0069b68c"/>
    </style:style>
    <style:style style:name="P24" style:family="paragraph" style:parent-style-name="Text_20_body">
      <style:text-properties officeooo:paragraph-rsid="0066ef28"/>
    </style:style>
    <style:style style:name="P25" style:family="paragraph" style:parent-style-name="Text_20_body">
      <style:text-properties officeooo:paragraph-rsid="006abebd"/>
    </style:style>
    <style:style style:name="P26" style:family="paragraph" style:parent-style-name="DocHeading3">
      <style:text-properties officeooo:rsid="00597de7" officeooo:paragraph-rsid="00597de7"/>
    </style:style>
    <style:style style:name="P27" style:family="paragraph" style:parent-style-name="DocVariableDef">
      <style:text-properties officeooo:paragraph-rsid="0063a282"/>
    </style:style>
    <style:style style:name="P28" style:family="paragraph" style:parent-style-name="DocVariableDef">
      <style:text-properties officeooo:paragraph-rsid="00653c96"/>
    </style:style>
    <style:style style:name="P29" style:family="paragraph" style:parent-style-name="DocVariableDef">
      <style:text-properties officeooo:paragraph-rsid="0066ef28"/>
    </style:style>
    <style:style style:name="P30" style:family="paragraph" style:parent-style-name="DocVariableDef">
      <style:text-properties style:text-position="0% 100%" style:font-name="Garamond" officeooo:rsid="005f5a9e" officeooo:paragraph-rsid="0066ef28"/>
    </style:style>
    <style:style style:name="P31" style:family="paragraph" style:parent-style-name="DocHeading2">
      <style:text-properties officeooo:rsid="00552f1e" officeooo:paragraph-rsid="00552f1e"/>
    </style:style>
    <style:style style:name="P32" style:family="paragraph" style:parent-style-name="DocHeading2">
      <style:text-properties officeooo:rsid="00585851" officeooo:paragraph-rsid="00585851"/>
    </style:style>
    <style:style style:name="P33" style:family="paragraph" style:parent-style-name="DocEquation">
      <style:text-properties officeooo:paragraph-rsid="00653c96"/>
    </style:style>
    <style:style style:name="P34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841f3"/>
    </style:style>
    <style:style style:name="T4" style:family="text">
      <style:text-properties officeooo:rsid="00585851"/>
    </style:style>
    <style:style style:name="T5" style:family="text">
      <style:text-properties officeooo:rsid="00597de7"/>
    </style:style>
    <style:style style:name="T6" style:family="text">
      <style:text-properties officeooo:rsid="005b3694"/>
    </style:style>
    <style:style style:name="T7" style:family="text">
      <style:text-properties officeooo:rsid="005d594d"/>
    </style:style>
    <style:style style:name="T8" style:family="text">
      <style:text-properties officeooo:rsid="005f46bb"/>
    </style:style>
    <style:style style:name="T9" style:family="text">
      <style:text-properties officeooo:rsid="005fc623"/>
    </style:style>
    <style:style style:name="T10" style:family="text">
      <style:text-properties style:text-position="super 58%" officeooo:rsid="005fc623"/>
    </style:style>
    <style:style style:name="T11" style:family="text">
      <style:text-properties style:text-position="0% 100%" officeooo:rsid="005fc623"/>
    </style:style>
    <style:style style:name="T12" style:family="text">
      <style:text-properties style:text-position="0% 100%" style:font-name="Garamond" officeooo:rsid="005fc623"/>
    </style:style>
    <style:style style:name="T13" style:family="text">
      <style:text-properties style:text-position="0% 100%" style:font-name="Garamond" officeooo:rsid="005fcfeb"/>
    </style:style>
    <style:style style:name="T14" style:family="text">
      <style:text-properties style:text-position="0% 100%" style:font-name="Garamond" officeooo:rsid="00606268"/>
    </style:style>
    <style:style style:name="T15" style:family="text">
      <style:text-properties style:text-position="0% 100%" style:font-name="Garamond" officeooo:rsid="0063a282"/>
    </style:style>
    <style:style style:name="T16" style:family="text">
      <style:text-properties style:text-position="0% 100%" style:font-name="Garamond" officeooo:rsid="00653c96"/>
    </style:style>
    <style:style style:name="T17" style:family="text">
      <style:text-properties style:text-position="0% 100%" style:font-name="Garamond" officeooo:rsid="0066664c"/>
    </style:style>
    <style:style style:name="T18" style:family="text">
      <style:text-properties style:text-position="0% 100%" style:font-name="Garamond" officeooo:rsid="005f5a9e"/>
    </style:style>
    <style:style style:name="T19" style:family="text">
      <style:text-properties style:text-position="0% 100%" style:font-name="Garamond" fo:font-style="normal" officeooo:rsid="0069b68c" style:font-style-asian="normal" style:font-style-complex="normal"/>
    </style:style>
    <style:style style:name="T20" style:family="text">
      <style:text-properties style:text-position="0% 100%" style:font-name="Garamond1" officeooo:rsid="005fc623"/>
    </style:style>
    <style:style style:name="T21" style:family="text">
      <style:text-properties style:text-position="0% 100%" style:font-name="Garamond1" officeooo:rsid="00606268"/>
    </style:style>
    <style:style style:name="T22" style:family="text">
      <style:text-properties style:text-position="0% 100%" style:font-name="Garamond1" fo:font-style="normal" officeooo:rsid="0069b68c" style:font-style-asian="normal" style:font-style-complex="normal"/>
    </style:style>
    <style:style style:name="T23" style:family="text">
      <style:text-properties style:text-position="0% 100%" style:font-name="Garamond1" officeooo:rsid="005f5a9e"/>
    </style:style>
    <style:style style:name="T24" style:family="text">
      <style:text-properties officeooo:rsid="00552f1e"/>
    </style:style>
    <style:style style:name="T25" style:family="text">
      <style:text-properties style:font-name="Garamond1" officeooo:rsid="005fc623"/>
    </style:style>
    <style:style style:name="T26" style:family="text">
      <style:text-properties style:text-position="sub 58%"/>
    </style:style>
    <style:style style:name="T27" style:family="text">
      <style:text-properties style:text-position="sub 58%" style:font-name="Garamond" officeooo:rsid="005fc623"/>
    </style:style>
    <style:style style:name="T28" style:family="text">
      <style:text-properties style:text-position="sub 58%" style:font-name="Garamond" officeooo:rsid="00606268"/>
    </style:style>
    <style:style style:name="T29" style:family="text">
      <style:text-properties style:text-position="sub 58%" style:font-name="Garamond" officeooo:rsid="00620c9a"/>
    </style:style>
    <style:style style:name="T30" style:family="text">
      <style:text-properties style:text-position="sub 58%" style:font-name="Garamond" officeooo:rsid="0063a282"/>
    </style:style>
    <style:style style:name="T31" style:family="text">
      <style:text-properties style:text-position="sub 58%" style:font-name="Garamond" officeooo:rsid="00653c96"/>
    </style:style>
    <style:style style:name="T32" style:family="text">
      <style:text-properties style:text-position="sub 58%" style:font-name="Garamond" officeooo:rsid="005f5a9e"/>
    </style:style>
    <style:style style:name="T33" style:family="text">
      <style:text-properties style:text-position="sub 58%" style:font-name="Garamond" fo:font-style="normal" officeooo:rsid="0069b68c" style:font-style-asian="normal" style:font-style-complex="normal"/>
    </style:style>
    <style:style style:name="T34" style:family="text">
      <style:text-properties officeooo:rsid="0066ef28"/>
    </style:style>
    <style:style style:name="T35" style:family="text">
      <style:text-properties style:font-name="Garamond1"/>
    </style:style>
    <style:style style:name="T36" style:family="text">
      <style:text-properties officeooo:rsid="0068155b"/>
    </style:style>
    <style:style style:name="T37" style:family="text">
      <style:text-properties fo:font-style="italic" officeooo:rsid="0068155b" style:font-style-asian="italic" style:font-style-complex="italic"/>
    </style:style>
    <style:style style:name="T38" style:family="text">
      <style:text-properties fo:font-style="normal" officeooo:rsid="0069b68c" style:font-style-asian="normal" style:font-style-complex="normal"/>
    </style:style>
    <style:style style:name="T39" style:family="text">
      <style:text-properties officeooo:rsid="0068683c"/>
    </style:style>
    <style:style style:name="T40" style:family="text">
      <style:text-properties officeooo:rsid="0069b68c"/>
    </style:style>
    <style:style style:name="T41" style:family="text">
      <style:text-properties officeooo:rsid="006abebd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34"><text:title>Wave Spectra</text:title></text:p>
      <text:h text:style-name="P10" text:outline-level="1">Result</text:h>
      <text:p text:style-name="P14"><text:span text:style-name="T7">This output describes the applied wave spectra used in each wave direction. <text:s/></text:span><text:span text:style-name="T8">The applied wave spectra are described in terms of spectral energy density. <text:s/>This energy density varies with global wave frequency. <text:s/>The user defines the wave spectrum, but this definition is usually formula based. <text:s/>The wave spectrum may vary with wave direction and the user only entered simple formula coefficients. <text:s/>This output provides the exact spectral energy density for each wave frequency, and each wave direction.</text:span></text:p>
      <text:h text:style-name="P31" text:outline-level="2">Units of Measurement</text:h>
      <text:p text:style-name="P15"><text:span text:style-name="T8">The spectral energy density has units of </text:span><text:span text:style-name="T9">meters squared per radian per second.</text:span></text:p>
      <text:p text:style-name="P15"><text:span text:style-name="T9">m</text:span><text:span text:style-name="T10">2</text:span><text:span text:style-name="T11">/(rad/s)</text:span></text:p>
      <text:h text:style-name="P10" text:outline-level="1">Assumptions / <text:span text:style-name="T4">Limitations</text:span></text:h>
      <text:p text:style-name="P15"><text:span text:style-name="T9">The only limitation is that a spectral energy density applied to a single wave direction is not applicable to other wave directions. <text:s/>Each wave direction is defined as its own independent wave energy spectrum. <text:s/>Otherwise, the spectral energy density has no limitations. <text:s/>It is part of classic seakeeping theory. <text:s/></text:span></text:p>
      <text:h text:style-name="P11" text:outline-level="1"><text:span text:style-name="T3">Variable</text:span> Dependencies</text:h>
      <text:p text:style-name="P16"><text:span text:style-name="T9">The spectral energy density depends on the following variables</text:span></text:p>
      <text:list xml:id="list1798795500" text:style-name="L1">
        <text:list-item>
          <text:p text:style-name="P17"><text:span text:style-name="T9">Global wave direction.</text:span></text:p>
        </text:list-item>
        <text:list-item>
          <text:p text:style-name="P17"><text:span text:style-name="T9">Global wave frequency.</text:span></text:p>
        </text:list-item>
      </text:list>
      <text:h text:style-name="P10" text:outline-level="1">Derivation</text:h>
      <text:p text:style-name="P15"><text:span text:style-name="T9">The spectral energy density itself is an input, either supplied by the user, or derived from industry formula for idealized wave spectra. <text:s/>More important is the formula to convert from the spectral energy density to wave amplitude.</text:span></text:p>
      <text:p text:style-name="P18"><text:span text:style-name="T24"><draw:frame draw:style-name="fr1" draw:name="Object1" text:anchor-type="as-char" svg:width="1.3547in" svg:height="0.228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DocEquation"><text:span text:style-name="T9">Equation </text:span><text:span text:style-name="T9"><text:sequence text:ref-name="refEquation0" text:name="Equation" text:formula="ooow:Equation+1" style:num-format="1">4.1</text:sequence></text:span></text:p>
      <text:p text:style-name="DocVariableDef"><text:soft-page-break/><text:span text:style-name="T9">Variables:</text:span></text:p>
      <text:p text:style-name="DocVariableDef"><text:span text:style-name="T25">ζ</text:span><text:span text:style-name="T27">0</text:span><text:span text:style-name="T12"> = <text:tab/>Wave amplitude for the given global wave frequency.</text:span></text:p>
      <text:p text:style-name="DocVariableDef"><text:span text:style-name="T12">S(</text:span><text:span text:style-name="T20">ω</text:span><text:span text:style-name="T27">G</text:span><text:span text:style-name="T12">) = <text:tab/>Spectral energy density for the given global wave frequency.</text:span></text:p>
      <text:p text:style-name="DocVariableDef"><text:span text:style-name="T20">δω</text:span><text:span text:style-name="T27">G</text:span><text:span text:style-name="T12"> = <text:tab/>Change in wave frequency.</text:span></text:p>
      <text:p text:style-name="DocText"><text:span text:style-name="T12"/></text:p>
      <text:p text:style-name="DocNote"><text:span text:style-name="T17">The spectral energy density is always defined in terms of the global wave frequency.</text:span></text:p>
      <text:p text:style-name="P6"><text:span text:style-name="T12">The change in wave frequency can be a tricky calculation. <text:s/>Normally, oFreq defines it as the average of the change in frequency above and below the frequency in question.</text:span></text:p>
      <text:p text:style-name="P6"><text:span text:style-name="T12"><draw:frame draw:style-name="fr1" draw:name="Object2" text:anchor-type="as-char" svg:width="1.389in" svg:height="0.3661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DocEquation"><text:span text:style-name="T12">Equation </text:span><text:span text:style-name="T12"><text:sequence text:ref-name="refEquation1" text:name="Equation" text:formula="ooow:Equation+1" style:num-format="1">4.2</text:sequence></text:span></text:p>
      <text:p text:style-name="DocVariableDef"><text:span text:style-name="T12">Variables:</text:span></text:p>
      <text:p text:style-name="DocVariableDef"><text:span text:style-name="T12">i = <text:tab/>Index of the current wave frequency in question.</text:span></text:p>
      <text:p text:style-name="DocVariableDef"><text:span text:style-name="T20">δω</text:span><text:span text:style-name="T27">Gi</text:span><text:span text:style-name="T12"> =<text:tab/>Change in wave frequency for the wave frequency i.</text:span></text:p>
      <text:p text:style-name="DocVariableDef"><text:span text:style-name="T20">ω</text:span><text:span text:style-name="T27">Gi+1</text:span><text:span text:style-name="T12"> =<text:tab/>Wave frequency at index (i+1). <text:s/>That is one frequency higher than the current frequency.</text:span></text:p>
      <text:p text:style-name="DocVariableDef"><text:span text:style-name="T20">ω</text:span><text:span text:style-name="T27">Gi-1</text:span><text:span text:style-name="T12"> =<text:tab/>Wave frequency at index (i-1). <text:s/>That is one frequency lower than the current frequency.</text:span></text:p>
      <text:p text:style-name="DocText"><text:span text:style-name="T12"/></text:p>
      <text:p text:style-name="P7"><text:span text:style-name="T13">However, this definition does </text:span><text:span text:style-name="T14">not work for the first wave frequency (</text:span><text:span text:style-name="T21">ω</text:span><text:span text:style-name="T28">1</text:span><text:span text:style-name="T14">) and the last wave frequency (</text:span><text:span text:style-name="T21">ω</text:span><text:span text:style-name="T29">N</text:span><text:span text:style-name="T14">). <text:s/></text:span><text:span text:style-name="T15">Special definitions must be used for these cases.</text:span></text:p>
      <text:p text:style-name="P8"><text:span text:style-name="T15">For the </text:span><text:span text:style-name="T14">first wave frequency (</text:span><text:span text:style-name="T21">ω</text:span><text:span text:style-name="T28">1</text:span><text:span text:style-name="T14">), </text:span><text:span text:style-name="T15">the change in wave frequency is defined by </text:span><text:span text:style-name="T15"><text:sequence-ref text:reference-format="category-and-value" text:ref-name="refEquation2">Equation 4.3</text:sequence-ref></text:span></text:p>
      <text:p text:style-name="P8"><text:span text:style-name="T15"><draw:frame draw:style-name="fr1" draw:name="Object3" text:anchor-type="as-char" svg:width="1.1846in" svg:height="0.1862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DocEquation"><text:span text:style-name="T15">Equation </text:span><text:span text:style-name="T15"><text:sequence text:ref-name="refEquation2" text:name="Equation" text:formula="ooow:Equation+1" style:num-format="1">4.3</text:sequence></text:span></text:p>
      <text:p text:style-name="P27"><text:span text:style-name="T12">Variables:</text:span></text:p>
      <text:p text:style-name="P27"><text:span text:style-name="T20">δω</text:span><text:span text:style-name="T27">G</text:span><text:span text:style-name="T30">1</text:span><text:span text:style-name="T12"> =<text:tab/>Change in wave frequency for the </text:span><text:span text:style-name="T15">first wave frequency.</text:span></text:p>
      <text:p text:style-name="P27"><text:span text:style-name="T20">ω</text:span><text:span text:style-name="T27">G</text:span><text:span text:style-name="T30">2</text:span><text:span text:style-name="T12"> =<text:tab/>Wave frequency at index </text:span><text:span text:style-name="T15">2. <text:s/>That is one frequency higher than the current frequency.</text:span></text:p>
      <text:p text:style-name="P27"><text:span text:style-name="T20">ω</text:span><text:span text:style-name="T27">G</text:span><text:span text:style-name="T30">1</text:span><text:span text:style-name="T12"> =<text:tab/>Wave frequency at index </text:span><text:span text:style-name="T15">1. <text:s/>That is the current wave frequency.</text:span></text:p>
      <text:p text:style-name="P9"><text:span text:style-name="T16"/></text:p>
      <text:p text:style-name="P9"><text:span text:style-name="T16">For the </text:span><text:span text:style-name="T14">last wave frequency (</text:span><text:span text:style-name="T21">ω</text:span><text:span text:style-name="T29">N</text:span><text:span text:style-name="T14">), </text:span><text:span text:style-name="T16">the change in wave frequency is defined by </text:span><text:span text:style-name="T16"><text:sequence-ref text:reference-format="category-and-value" text:ref-name="refEquation3">Equation 4.4</text:sequence-ref></text:span></text:p>
      <text:p text:style-name="P9"><text:span text:style-name="T15"><draw:frame draw:style-name="fr1" draw:name="Object4" text:anchor-type="as-char" svg:width="1.4516in" svg:height="0.186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33"><text:span text:style-name="T16">Equation </text:span><text:span text:style-name="T16"><text:sequence text:ref-name="refEquation3" text:name="Equation" text:formula="ooow:Equation+1" style:num-format="1">4.4</text:sequence></text:span></text:p>
      <text:p text:style-name="P28"><text:span text:style-name="T12">Variables:</text:span></text:p>
      <text:p text:style-name="P28"><text:span text:style-name="T20">δω</text:span><text:span text:style-name="T27">G</text:span><text:span text:style-name="T31">N</text:span><text:span text:style-name="T12"> =<text:tab/>Change in wave frequency for the </text:span><text:span text:style-name="T16">last</text:span><text:span text:style-name="T15"> wave frequency </text:span><text:span text:style-name="T16">(index N)</text:span><text:span text:style-name="T15">.</text:span></text:p>
      <text:p text:style-name="P28"><text:span text:style-name="T20">ω</text:span><text:span text:style-name="T27">G</text:span><text:span text:style-name="T31">N</text:span><text:span text:style-name="T12"> =<text:tab/>Wave frequency at index </text:span><text:span text:style-name="T16">N</text:span><text:span text:style-name="T15">. <text:s/>That is </text:span><text:span text:style-name="T16">the last wave frequency.</text:span></text:p>
      <text:p text:style-name="P28"><text:span text:style-name="T20">ω</text:span><text:span text:style-name="T27">G</text:span><text:span text:style-name="T31">N-1</text:span><text:span text:style-name="T12"> =<text:tab/>Wave frequency at index </text:span><text:span text:style-name="T16">N-1</text:span><text:span text:style-name="T15">. <text:s/>That is </text:span><text:span text:style-name="T16">one lower than the current wave frequency.</text:span></text:p>
      <text:h text:style-name="P13" text:outline-level="1"><text:span text:style-name="T4">Application to Custom Motion Models</text:span></text:h>
      <text:p text:style-name="P19"><text:span text:style-name="T34">This output is independent of the motion model applied. <text:s/>It is valid for any motion model.</text:span></text:p>
      <text:h text:style-name="P12" text:outline-level="1"><text:bookmark-start text:name="__RefHeading__92_63350455"/>Response Amplitude Operator (RAO)<text:bookmark-end text:name="__RefHeading__92_63350455"/></text:h>
      <text:p text:style-name="P5"><text:span text:style-name="T5">Most of the outputs are presented in two formats: <text:s/>the absolute value, and a response amplitude operator (RAO). <text:s/>The RAO gives the relative output for the given input. <text:s/>This can be useful when comparing the </text:span><text:soft-page-break/><text:span text:style-name="T5">performance of the body on a general basis, independent of the given seastate. <text:s/>However, calculation of an RAO is not consistent through the industry or even from one input to the next. <text:s/>Section </text:span><text:span text:style-name="T5"><text:bookmark-ref text:reference-format="number" text:ref-name="__RefHeading__92_63350455">6</text:bookmark-ref></text:span><text:span text:style-name="T5"> addresses this by describing the exact calculation method of the RAO for each output.</text:span></text:p>
      <text:h text:style-name="P32" text:outline-level="2">RAO Calculation</text:h>
      <text:p text:style-name="P5"><text:span text:style-name="T5">The RAO </text:span><text:span text:style-name="T6">calculation is divided into two sections: <text:s/>first the RAO normalization is derived; and then the actual method of RAO application is shown. <text:s/>This may be specific to each RAO.</text:span></text:p>
      <text:h text:style-name="P26" text:outline-level="3">RAO Normalization</text:h>
      <text:p text:style-name="P21"><text:span text:style-name="T34">The important part for a wave spectrum is to convert from the global wave frequencies to the body encounter frequencies. <text:s/>Thus, the RAO does not exactly present a normalization of the wave energy spectrum. <text:s/>Instead, it provides a conversion factor to calculate the wave energy spectrum encountered by the body, with forward velocity. </text:span><text:span text:style-name="T39">(</text:span><text:span text:style-name="T34"><text:sequence-ref text:reference-format="category-and-value" text:ref-name="refEquation4">Equation 6.1</text:sequence-ref></text:span><text:span text:style-name="T39">)</text:span></text:p>
      <text:p text:style-name="P24"><text:span text:style-name="T34"><draw:frame draw:style-name="fr1" draw:name="Object5" text:anchor-type="as-char" svg:width="3.2283in" svg:height="0.4457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DocEquation"><text:span text:style-name="T34">Equation </text:span><text:span text:style-name="T34"><text:sequence text:ref-name="refEquation4" text:name="Equation" text:formula="ooow:Equation+1" style:num-format="1">6.1</text:sequence></text:span></text:p>
      <text:p text:style-name="DocVariableDef"><text:span text:style-name="T34">Variables:</text:span></text:p>
      <text:p text:style-name="P30">U = <text:tab/>Body forward velocity.</text:p>
      <text:p text:style-name="P30">g = <text:tab/>Acceleration due to gravity (9.8065 m/s).</text:p>
      <text:p text:style-name="P30"><text:span text:style-name="T35">ω</text:span><text:span text:style-name="T26">G</text:span> = <text:tab/>Global wave frequency.</text:p>
      <text:p text:style-name="P29"><text:span text:style-name="T23">α</text:span><text:span text:style-name="T32">B</text:span><text:span text:style-name="T18"> = <text:tab/>Heading of the body, relative to true north.</text:span></text:p>
      <text:p text:style-name="P29"><text:span text:style-name="T23">α</text:span><text:span text:style-name="T32">G</text:span><text:span text:style-name="T18"> = <text:tab/>Direction of travel for the global wave defined, relative to true north.</text:span></text:p>
      <text:h text:style-name="P26" text:outline-level="3">RAO Application</text:h>
      <text:p text:style-name="P20"><text:span text:style-name="T36">The RAO can be applied by multiplying with the wave spectrum that was based on the global wave frequency. <text:s/>Note that once you use the RAO to convert from global wave spectrum to body encounter spectrum, the body encounter spectrum should be compared against the body encounter frequencies, </text:span><text:span text:style-name="T37">not against the global wave frequencies.</text:span></text:p>
      <text:p text:style-name="P25"><text:span text:style-name="T38"><draw:frame draw:style-name="fr1" draw:name="Object6" text:anchor-type="as-char" svg:width="2.028in" svg:height="0.2126in" draw:z-index="6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DocEquation"><text:span text:style-name="T38">Equation </text:span><text:span text:style-name="T38"><text:sequence text:ref-name="refEquation5" text:name="Equation" text:formula="ooow:Equation+1" style:num-format="1">6.2</text:sequence></text:span></text:p>
      <text:p text:style-name="DocVariableDef"><text:span text:style-name="T38">Variables:</text:span></text:p>
      <text:p text:style-name="DocVariableDef"><text:span text:style-name="T38">RAO(S(</text:span><text:span text:style-name="T22">ω</text:span><text:span text:style-name="T33">G</text:span><text:span text:style-name="T19">)) = <text:tab/>Response amplitude operator (RAO) for the body in question.</text:span></text:p>
      <text:p text:style-name="DocVariableDef"><text:span text:style-name="T19">S(</text:span><text:span text:style-name="T22">ω</text:span><text:span text:style-name="T33">G</text:span><text:span text:style-name="T19">) = <text:tab/>Wave spectrum, based on global wave frequency.</text:span></text:p>
      <text:p text:style-name="DocVariableDef"><text:span text:style-name="T19">S(</text:span><text:span text:style-name="T22">ω</text:span><text:span text:style-name="T33">B</text:span><text:span text:style-name="T19">) = <text:tab/>Wave spectrum, based on body encounter frequency for the body in question.</text:span></text:p>
      <text:h text:style-name="P32" text:outline-level="2">RAO Units</text:h>
      <text:p text:style-name="P22">The units of the resulting RAO output can become very confusing, depending on how the RAO gets calculated. <text:s/>This section clarifies by clearly stating the units for each RAO.</text:p>
      <text:p text:style-name="P23"><text:span text:style-name="T40">The RAO for the energy spectrum is unitless.</text:span></text:p>
      <text:p text:style-name="P25"><text:span text:style-name="T40"><draw:frame draw:style-name="fr1" draw:name="Object7" text:anchor-type="as-char" svg:width="2.6181in" svg:height="0.4244in" draw:z-index="5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DocEquation"><text:span text:style-name="T41">Equation </text:span><text:span text:style-name="T41"><text:sequence text:ref-name="refEquation6" text:name="Equation" text:formula="ooow:Equation+1" style:num-format="1">6.3</text:sequenc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2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50.0004_wave_spectra.odt</text:file-name></text:span><text:tab/> <text:a xlink:type="simple" xlink:href="http://www.dmsonline.us/"><text:span text:style-name="MT1">www.dmsonline.us</text:span></text:a><text:tab/>Page <text:page-number text:select-page="current">3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50.0004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8T09:53:06</meta:creation-date>
    <meta:editing-cycles>12</meta:editing-cycles>
    <meta:editing-duration>PT29M20S</meta:editing-duration>
    <dc:description>Wave spectra definitions.
</dc:description>
    <dc:subject>T04-0050.0004</dc:subject>
    <dc:title>Wave Spectra</dc:title>
    <dc:date>2014-04-18T11:03:09</dc:date>
    <meta:document-statistic meta:table-count="0" meta:image-count="0" meta:object-count="7" meta:page-count="3" meta:paragraph-count="77" meta:word-count="879" meta:character-count="5346" meta:non-whitespace-character-count="449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sub>
          <mo stretchy="false">ζ</mo>
          <mn>0</mn>
        </msub>
        <mo stretchy="false">=</mo>
        <msqrt>
          <mrow>
            <mn>2</mn>
            <mi>S</mi>
            <mrow>
              <mo stretchy="false">(</mo>
              <mrow>
                <msub>
                  <mo stretchy="false">ω</mo>
                  <mi>G</mi>
                </msub>
              </mrow>
              <mo stretchy="false">)</mo>
            </mrow>
            <mi/>
            <mo stretchy="false">δ</mo>
            <msub>
              <mo stretchy="false">ω</mo>
              <mi>G</mi>
            </msub>
          </mrow>
        </msqrt>
      </mrow>
    </mrow>
    <annotation encoding="StarMath 5.0">%zeta_0 = sqrt{2 S(%omega_G) ` %delta %omega_G}</annotation>
  </semantics>
</math>
</file>

<file path=Object 2/content.xml><?xml version="1.0" encoding="utf-8"?>
<math xmlns="http://www.w3.org/1998/Math/MathML">
  <semantics>
    <mrow>
      <mo stretchy="false">δ</mo>
      <mrow>
        <msub>
          <mo stretchy="false">ω</mo>
          <mi mathvariant="italic">Gi</mi>
        </msub>
        <mo stretchy="false">=</mo>
        <mfrac>
          <mrow>
            <mrow>
              <msub>
                <mo stretchy="false">ω</mo>
                <mrow>
                  <mrow>
                    <mi mathvariant="italic">Gi</mi>
                    <mo stretchy="false">+</mo>
                    <mn>1</mn>
                  </mrow>
                </mrow>
              </msub>
              <mo stretchy="false">+</mo>
              <msub>
                <mo stretchy="false">ω</mo>
                <mrow>
                  <mrow>
                    <mi mathvariant="italic">Gi</mi>
                    <mo stretchy="false">−</mo>
                    <mn>1</mn>
                  </mrow>
                </mrow>
              </msub>
            </mrow>
          </mrow>
          <mn>2</mn>
        </mfrac>
      </mrow>
    </mrow>
    <annotation encoding="StarMath 5.0">%delta %omega_Gi = {%omega_{Gi+1} + %omega_{Gi-1}} over 2</annotation>
  </semantics>
</math>
</file>

<file path=Object 3/content.xml><?xml version="1.0" encoding="utf-8"?>
<math xmlns="http://www.w3.org/1998/Math/MathML">
  <semantics>
    <mrow>
      <mo stretchy="false">δ</mo>
      <mrow>
        <msub>
          <mo stretchy="false">ω</mo>
          <mi mathvariant="italic">G1</mi>
        </msub>
        <mo stretchy="false">=</mo>
        <mrow>
          <msub>
            <mo stretchy="false">ω</mo>
            <mi mathvariant="italic">G2</mi>
          </msub>
          <mo stretchy="false">−</mo>
          <msub>
            <mo stretchy="false">ω</mo>
            <mi mathvariant="italic">G1</mi>
          </msub>
        </mrow>
      </mrow>
    </mrow>
    <annotation encoding="StarMath 5.0">%delta %omega_G1 = %omega_G2 - %omega_G1</annotation>
  </semantics>
</math>
</file>

<file path=Object 4/content.xml><?xml version="1.0" encoding="utf-8"?>
<math xmlns="http://www.w3.org/1998/Math/MathML">
  <semantics>
    <mrow>
      <mo stretchy="false">δ</mo>
      <mrow>
        <msub>
          <mo stretchy="false">ω</mo>
          <mi mathvariant="italic">GN</mi>
        </msub>
        <mo stretchy="false">=</mo>
        <mrow>
          <msub>
            <mo stretchy="false">ω</mo>
            <mi mathvariant="italic">GN</mi>
          </msub>
          <mo stretchy="false">−</mo>
          <msub>
            <mo stretchy="false">ω</mo>
            <mrow>
              <mi>G</mi>
              <mi/>
              <mrow>
                <mi>N</mi>
                <mo stretchy="false">−</mo>
                <mn>1</mn>
              </mrow>
            </mrow>
          </msub>
        </mrow>
      </mrow>
    </mrow>
    <annotation encoding="StarMath 5.0">%delta %omega_GN = %omega_GN - %omega_{G `N-1}</annotation>
  </semantics>
</math>
</file>

<file path=Object 5/content.xml><?xml version="1.0" encoding="utf-8"?>
<math xmlns="http://www.w3.org/1998/Math/MathML">
  <semantics>
    <mrow>
      <mi mathvariant="italic">RAO</mi>
      <mrow>
        <mrow>
          <mrow>
            <mo stretchy="false">(</mo>
            <mrow>
              <mi>S</mi>
              <mrow>
                <mo stretchy="false">(</mo>
                <mrow>
                  <msub>
                    <mo stretchy="false">ω</mo>
                    <mi>G</mi>
                  </msub>
                </mrow>
                <mo stretchy="false">)</mo>
              </mrow>
            </mrow>
            <mo stretchy="false">)</mo>
          </mrow>
          <mo stretchy="false">=</mo>
          <mfrac>
            <mrow>
              <mi>d</mi>
              <msub>
                <mo stretchy="false">ω</mo>
                <mi>G</mi>
              </msub>
            </mrow>
            <mrow>
              <mi>d</mi>
              <msub>
                <mo stretchy="false">ω</mo>
                <mi>b</mi>
              </msub>
            </mrow>
          </mfrac>
        </mrow>
        <mo stretchy="false">=</mo>
        <mfrac>
          <mi>g</mi>
          <mrow>
            <mrow>
              <mi>g</mi>
              <mo stretchy="false">−</mo>
              <mn>2</mn>
            </mrow>
            <msub>
              <mo stretchy="false">ω</mo>
              <mi>G</mi>
            </msub>
            <mi>U</mi>
            <mi>cos</mi>
            <mrow>
              <mo stretchy="false">(</mo>
              <mrow>
                <mrow>
                  <msub>
                    <mo stretchy="false">α</mo>
                    <mi>b</mi>
                  </msub>
                  <mo stretchy="false">−</mo>
                  <msub>
                    <mo stretchy="false">α</mo>
                    <mi>G</mi>
                  </msub>
                </mrow>
              </mrow>
              <mo stretchy="false">)</mo>
            </mrow>
          </mrow>
        </mfrac>
      </mrow>
    </mrow>
    <annotation encoding="StarMath 5.0">RAO(S(%omega_G)) = {d %omega_G} over {d %omega_b} = g over {g - 2 %omega_G U cos (%alpha_b - %alpha_G)}</annotation>
  </semantics>
</math>
</file>

<file path=Object 6/content.xml><?xml version="1.0" encoding="utf-8"?>
<math xmlns="http://www.w3.org/1998/Math/MathML">
  <semantics>
    <mrow>
      <mi>S</mi>
      <mrow>
        <mrow>
          <mo stretchy="false">(</mo>
          <mrow>
            <msub>
              <mo stretchy="false">ω</mo>
              <mi>b</mi>
            </msub>
          </mrow>
          <mo stretchy="false">)</mo>
        </mrow>
        <mo stretchy="false">=</mo>
        <mi mathvariant="italic">RAO</mi>
      </mrow>
      <mrow>
        <mrow>
          <mo stretchy="false">(</mo>
          <mrow>
            <mi>S</mi>
            <mrow>
              <mo stretchy="false">(</mo>
              <mrow>
                <msub>
                  <mo stretchy="false">ω</mo>
                  <mi>G</mi>
                </msub>
              </mrow>
              <mo stretchy="false">)</mo>
            </mrow>
          </mrow>
          <mo stretchy="false">)</mo>
        </mrow>
        <mo stretchy="false">⋅</mo>
        <mi>S</mi>
      </mrow>
      <mrow>
        <mo stretchy="false">(</mo>
        <mrow>
          <msub>
            <mo stretchy="false">ω</mo>
            <mi>G</mi>
          </msub>
        </mrow>
        <mo stretchy="false">)</mo>
      </mrow>
    </mrow>
    <annotation encoding="StarMath 5.0">S(%omega_b) = RAO(S(%omega_G)) cdot S(%omega_G)</annotation>
  </semantics>
</math>
</file>

<file path=Object 7/content.xml><?xml version="1.0" encoding="utf-8"?>
<math xmlns="http://www.w3.org/1998/Math/MathML">
  <semantics>
    <mrow>
      <mrow>
        <mrow>
          <msub>
            <mfenced open="[" close="]">
              <mrow>
                <mi mathvariant="italic">RAO</mi>
                <mrow>
                  <mo stretchy="false">(</mo>
                  <mrow>
                    <mi>S</mi>
                    <mrow>
                      <mo stretchy="false">(</mo>
                      <mrow>
                        <msub>
                          <mo stretchy="false">ω</mo>
                          <mi>G</mi>
                        </msub>
                      </mrow>
                      <mo stretchy="false">)</mo>
                    </mrow>
                  </mrow>
                  <mo stretchy="false">)</mo>
                </mrow>
              </mrow>
            </mfenced>
            <mi mathvariant="italic">units</mi>
          </msub>
          <mo stretchy="false">=</mo>
          <mfrac>
            <mrow>
              <mo stretchy="false">(</mo>
              <mrow>
                <mrow>
                  <mi mathvariant="italic">rad</mi>
                  <mo stretchy="false">/</mo>
                  <mi>s</mi>
                </mrow>
              </mrow>
              <mo stretchy="false">)</mo>
            </mrow>
            <mrow>
              <mo stretchy="false">(</mo>
              <mrow>
                <mrow>
                  <mi mathvariant="italic">rad</mi>
                  <mo stretchy="false">/</mo>
                  <mi>s</mi>
                </mrow>
              </mrow>
              <mo stretchy="false">)</mo>
            </mrow>
          </mfrac>
        </mrow>
        <mo stretchy="false">=</mo>
        <mi mathvariant="italic">unitless</mi>
      </mrow>
    </mrow>
    <annotation encoding="StarMath 5.0">left [ RAO(S(%omega_G)) right ]_units = (rad/s) over (rad/s) = unitless</annotation>
  </semantics>
</math>
</file>